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 style:master-page-name="MP0">
      <style:table-properties style:width="16.244cm" fo:margin-left="0cm" style:page-number="auto" table:align="left"/>
    </style:style>
    <style:style style:name="Tabla1.A" style:family="table-column">
      <style:table-column-properties style:column-width="7.742cm"/>
    </style:style>
    <style:style style:name="Tabla1.B" style:family="table-column">
      <style:table-column-properties style:column-width="8.502cm"/>
    </style:style>
    <style:style style:name="Tabla1.1" style:family="table-row">
      <style:table-row-properties style:min-row-height="0.513cm"/>
    </style:style>
    <style:style style:name="Tabla1.A1" style:family="table-cell">
      <style:table-cell-properties fo:background-color="#000000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2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2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2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2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2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2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2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2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25pt solid #000000" style:writing-mode="lr-tb"/>
    </style:style>
    <style:style style:name="Tabla1.A14" style:family="table-cell">
      <style:table-cell-properties fo:padding-left="0.191cm" fo:padding-right="0.191cm" fo:padding-top="0cm" fo:padding-bottom="0cm" fo:border="0.25pt solid #000000" style:writing-mode="lr-tb"/>
    </style:style>
    <style:style style:name="Tabla1.16" style:family="table-row">
      <style:table-row-properties style:min-row-height="4.112cm"/>
    </style:style>
    <style:style style:name="Tabla1.A16" style:family="table-cell">
      <style:table-cell-properties fo:padding-left="0.191cm" fo:padding-right="0.191cm" fo:padding-top="0cm" fo:padding-bottom="0cm" fo:border="0.25pt solid #000000" style:writing-mode="lr-tb"/>
    </style:style>
    <style:style style:name="Tabla2" style:family="table">
      <style:table-properties style:width="16.244cm" fo:margin-left="0cm" table:align="left"/>
    </style:style>
    <style:style style:name="Tabla2.A" style:family="table-column">
      <style:table-column-properties style:column-width="5.413cm"/>
    </style:style>
    <style:style style:name="Tabla2.B" style:family="table-column">
      <style:table-column-properties style:column-width="5.415cm"/>
    </style:style>
    <style:style style:name="Tabla2.A1" style:family="table-cell">
      <style:table-cell-properties fo:background-color="#000000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2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2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25pt solid #000000" style:writing-mode="lr-tb"/>
    </style:style>
    <style:style style:name="Tabla2.B4" style:family="table-cell">
      <style:table-cell-properties fo:padding-left="0.018cm" fo:padding-right="0.018cm" fo:padding-top="0cm" fo:padding-bottom="0cm" fo:border="0.25pt solid #000000" style:writing-mode="lr-tb"/>
    </style:style>
    <style:style style:name="Tabla2.C4" style:family="table-cell">
      <style:table-cell-properties fo:padding-left="0.018cm" fo:padding-right="0.018cm" fo:padding-top="0cm" fo:padding-bottom="0cm" fo:border="0.25pt solid #000000" style:writing-mode="lr-tb"/>
    </style:style>
    <style:style style:name="Tabla2.A5" style:family="table-cell">
      <style:table-cell-properties fo:padding-left="0.191cm" fo:padding-right="0.191cm" fo:padding-top="0cm" fo:padding-bottom="0cm" fo:border="0.25pt solid #000000" style:writing-mode="lr-tb"/>
    </style:style>
    <style:style style:name="Tabla2.B5" style:family="table-cell">
      <style:table-cell-properties fo:padding-left="0.018cm" fo:padding-right="0.018cm" fo:padding-top="0cm" fo:padding-bottom="0cm" fo:border="0.25pt solid #000000" style:writing-mode="lr-tb"/>
    </style:style>
    <style:style style:name="Tabla2.C5" style:family="table-cell">
      <style:table-cell-properties fo:padding-left="0.018cm" fo:padding-right="0.018cm" fo:padding-top="0cm" fo:padding-bottom="0cm" fo:border="0.2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break-before="pag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color="#4472c4" loext:opacity="100%" style:font-name="Arial" fo:font-size="12pt" fo:language="ca" fo:country="ES" officeooo:rsid="00146395" officeooo:paragraph-rsid="00146395" style:font-size-asian="12pt" style:font-name-complex="Arial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3pt" fo:language="ca" fo:country="ES" style:font-size-asian="13pt" style:font-size-complex="13pt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4472c4" loext:opacity="100%" style:font-name="Arial" fo:language="ca" fo:country="ES" officeooo:rsid="00146395" officeooo:paragraph-rsid="00146395" style:font-name-complex="Ari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4472c4" loext:opacity="100%" style:font-name="Arial" fo:language="ca" fo:country="ES" style:font-name-complex="Ari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3pt" fo:language="ca" fo:country="ES" officeooo:rsid="00146395" officeooo:paragraph-rsid="00146395" style:font-size-asian="13pt" style:font-size-complex="13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146395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omic Sans MS" fo:font-size="12pt" fo:language="ca" fo:country="ES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4472c4" loext:opacity="100%" style:font-name="Comic Sans MS" fo:font-size="12pt" fo:language="ca" fo:country="ES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139a2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4472c4" loext:opacity="100%" style:font-name="Arial" fo:font-size="11pt" fo:language="ca" fo:country="ES" style:font-size-asian="11pt" style:font-name-complex="Arial" style:font-size-complex="11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4472c4" loext:opacity="100%" fo:font-size="11pt" fo:language="ca" fo:country="ES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language="en" fo:country="US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4472c4" loext:opacity="100%"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4472c4" loext:opacity="100%" style:font-name="Arial" fo:font-size="12pt" fo:language="ca" fo:country="ES" style:font-size-asian="12pt" style:font-name-complex="Arial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language="ca" fo:country="ES" fo:font-weight="bold" style:font-weight-asian="bold" style:font-weight-complex="bold"/>
    </style:style>
    <style:style style:name="T1" style:family="text">
      <style:text-properties fo:font-size="13pt" fo:language="ca" fo:country="ES" style:font-size-asian="13pt" style:font-size-complex="13pt"/>
    </style:style>
    <style:style style:name="T2" style:family="text">
      <style:text-properties fo:color="#7f7f7f" loext:opacity="100%" fo:font-size="13pt" fo:language="ca" fo:country="ES" style:font-size-asian="13pt" style:font-size-complex="13pt"/>
    </style:style>
    <style:style style:name="T3" style:family="text">
      <style:text-properties fo:color="#7f7f7f" loext:opacity="100%" fo:language="ca" fo:country="ES"/>
    </style:style>
    <style:style style:name="T4" style:family="text">
      <style:text-properties fo:color="#4472c4" loext:opacity="100%" style:font-name="Arial" fo:font-size="12pt" fo:language="ca" fo:country="ES" officeooo:rsid="00146395" style:font-size-asian="12pt" style:font-name-complex="Arial" style:font-size-complex="12pt"/>
    </style:style>
    <style:style style:name="T5" style:family="text">
      <style:text-properties fo:color="#7f7f7f" loext:opacity="100%" fo:font-size="12pt" fo:language="ca" fo:country="ES" style:font-size-asian="12pt" style:font-size-complex="12pt"/>
    </style:style>
    <style:style style:name="T6" style:family="text">
      <style:text-properties fo:color="#4472c4" loext:opacity="100%" style:font-name="Arial" fo:font-size="12pt" fo:language="ca" fo:country="ES" style:font-size-asian="12pt" style:font-name-complex="Arial" style:font-size-complex="12pt"/>
    </style:style>
    <style:style style:name="T7" style:family="text">
      <style:text-properties fo:font-size="11pt" fo:language="ca" fo:country="ES" style:font-size-asian="11pt" style:font-size-complex="11pt"/>
    </style:style>
    <style:style style:name="T8" style:family="text">
      <style:text-properties fo:color="#7f7f7f" loext:opacity="100%" fo:font-size="11pt" fo:language="ca" fo:country="ES" officeooo:rsid="00139a2d" style:font-size-asian="11pt" style:font-size-complex="11pt"/>
    </style:style>
    <style:style style:name="T9" style:family="text">
      <style:text-properties style:font-name="Arial" style:font-name-complex="Arial"/>
    </style:style>
    <style:style style:name="T10" style:family="text">
      <style:text-properties fo:color="#ffffff" loext:opacity="100%" fo:font-size="13pt" fo:language="ca" fo:country="ES" style:font-size-asian="13pt" style:font-size-complex="13pt"/>
    </style:style>
    <style:style style:name="T11" style:family="text">
      <style:text-properties fo:color="#000000" loext:opacity="100%" fo:font-size="13pt" fo:language="ca" fo:country="ES" style:font-size-asian="13pt" style:font-size-complex="13pt"/>
    </style:style>
    <style:style style:name="T12" style:family="text">
      <style:text-properties fo:color="#7f7f7f" loext:opacity="100%" fo:language="ca" fo:country="ES" officeooo:rsid="00120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<text:span text:style-name="Fuente_20_de_20_párrafo_20_predeter."><text:span text:style-name="T1">Denominació del Projecte</text:span></text:span><text:span text:style-name="Fuente_20_de_20_párrafo_20_predeter."><text:span text:style-name="T2"> <text:s/></text:span></text:span><text:span text:style-name="Fuente_20_de_20_párrafo_20_predeter."><text:span text:style-name="T3">nom amb el que el vàreu enregistrar</text:span>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EINA Enabler Intelligent Neural Assistant</text:p>
            <text:p text:style-name="P3"/>
          </table:table-cell>
          <table:covered-table-cell/>
        </table:table-row>
        <table:table-row>
          <table:table-cell table:style-name="Tabla1.A1" office:value-type="string">
            <text:p text:style-name="P4"><text:span text:style-name="Fuente_20_de_20_párrafo_20_predeter."><text:span text:style-name="T1">Autor­</text:span></text:span></text:p>
          </table:table-cell>
          <table:table-cell table:style-name="Tabla1.A1" office:value-type="string">
            <text:p text:style-name="P4"><text:span text:style-name="Fuente_20_de_20_párrafo_20_predeter."><text:span text:style-name="T1">Cicle Formatiu</text:span></text:span></text:p>
          </table:table-cell>
        </table:table-row>
        <table:table-row>
          <table:table-cell table:style-name="Tabla1.A4" office:value-type="string">
            <text:p text:style-name="P5">Javier Peiro Aguado</text:p>
            <text:p text:style-name="P6"/>
          </table:table-cell>
          <table:table-cell table:style-name="Tabla1.B4" office:value-type="string">
            <text:p text:style-name="P5">Disseny d’Aplicacions Web</text:p>
          </table:table-cell>
        </table:table-row>
        <table:table-row>
          <table:table-cell table:style-name="Tabla1.A1" office:value-type="string">
            <text:p text:style-name="P4"><text:span text:style-name="Fuente_20_de_20_párrafo_20_predeter."><text:span text:style-name="T1">Curs</text:span></text:span></text:p>
          </table:table-cell>
          <table:table-cell table:style-name="Tabla1.A1" office:value-type="string">
            <text:p text:style-name="P4"><text:span text:style-name="Fuente_20_de_20_párrafo_20_predeter."><text:span text:style-name="T1">Data presentació</text:span></text:span></text:p>
          </table:table-cell>
        </table:table-row>
        <table:table-row>
          <table:table-cell table:style-name="Tabla1.A6" office:value-type="string">
            <text:p text:style-name="P7">2n</text:p>
            <text:p text:style-name="P3"/>
          </table:table-cell>
          <table:table-cell table:style-name="Tabla1.B6" office:value-type="string">
            <text:p text:style-name="P7">09-06-2025</text:p>
          </table:table-cell>
        </table:table-row>
        <table:table-row>
          <table:table-cell table:style-name="Tabla1.A1" office:value-type="string">
            <text:p text:style-name="P4"><text:span text:style-name="Fuente_20_de_20_párrafo_20_predeter."><text:span text:style-name="T1">Tutor Individual</text:span></text:span></text:p>
          </table:table-cell>
          <table:table-cell table:style-name="Tabla1.A1" office:value-type="string">
            <text:p text:style-name="P4"><text:span text:style-name="Fuente_20_de_20_párrafo_20_predeter."><text:span text:style-name="T1">Tutor col·lectiu</text:span></text:span></text:p>
          </table:table-cell>
        </table:table-row>
        <table:table-row>
          <table:table-cell table:style-name="Tabla1.A8" office:value-type="string">
            <text:p text:style-name="P5">Eloy Gutierrez</text:p>
            <text:p text:style-name="P6"/>
          </table:table-cell>
          <table:table-cell table:style-name="Tabla1.B8" office:value-type="string">
            <text:p text:style-name="P5">Enrique Savall</text:p>
          </table:table-cell>
        </table:table-row>
        <table:table-row>
          <table:table-cell table:style-name="Tabla1.A1" table:number-columns-spanned="2" office:value-type="string">
            <text:p text:style-name="P4"><text:span text:style-name="Fuente_20_de_20_párrafo_20_predeter."><text:span text:style-name="T1">Paraules clau <text:s/></text:span></text:span><text:span text:style-name="Fuente_20_de_20_párrafo_20_predeter."><text:span text:style-name="T3">5 paraules que descriguen el més important</text:span></text:span></text:p>
          </table:table-cell>
          <table:covered-table-cell/>
        </table:table-row>
        <table:table-row>
          <table:table-cell table:style-name="Tabla1.A10" table:number-columns-spanned="2" office:value-type="string">
            <text:p text:style-name="P8"><text:span text:style-name="Fuente_20_de_20_párrafo_20_predeter."><text:span text:style-name="T4">IA, Laravel, Educació, Conversa, Control</text:span></text:span></text:p>
            <text:p text:style-name="P9"/>
          </table:table-cell>
          <table:covered-table-cell/>
        </table:table-row>
        <table:table-row>
          <table:table-cell table:style-name="Tabla1.A1" table:number-columns-spanned="2" office:value-type="string">
            <text:p text:style-name="P4"><text:span text:style-name="Fuente_20_de_20_párrafo_20_predeter."><text:span text:style-name="T1">Altres paraules <text:s/></text:span></text:span><text:span text:style-name="Fuente_20_de_20_párrafo_20_predeter."><text:span text:style-name="T3">fins 10</text:span></text:span><text:span text:style-name="Fuente_20_de_20_párrafo_20_predeter."><text:span text:style-name="T5"> paraules més</text:span></text:span></text:p>
          </table:table-cell>
          <table:covered-table-cell/>
        </table:table-row>
        <table:table-row>
          <table:table-cell table:style-name="Tabla1.A12" table:number-columns-spanned="2" office:value-type="string">
            <text:p text:style-name="P4"><text:span text:style-name="Fuente_20_de_20_párrafo_20_predeter."><text:span text:style-name="T6">Gemini </text:span></text:span><text:span text:style-name="Fuente_20_de_20_párrafo_20_predeter."><text:span text:style-name="T4">flash 2.5</text:span></text:span><text:span text:style-name="Fuente_20_de_20_párrafo_20_predeter."><text:span text:style-name="T6">, Blade, Tailwind, Ajax, token, xat, contextos, sessions, professorat, </text:span></text:span><text:span text:style-name="Fuente_20_de_20_párrafo_20_predeter."><text:span text:style-name="T4">alumnes</text:span></text:span></text:p>
            <text:p text:style-name="P10"/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1"><text:span text:style-name="Fuente_20_de_20_párrafo_20_predeter."><text:span text:style-name="T1">Breu descripció </text:span></text:span><text:span text:style-name="Fuente_20_de_20_párrafo_20_predeter."><text:span text:style-name="T7"><text:s/></text:span></text:span><text:span text:style-name="Fuente_20_de_20_párrafo_20_predeter."><text:span text:style-name="T8"><text:s text:c="2"/>no ampliar requadre, sols utilitzar estes 8 línies disponibles</text:span></text:span></text:p>
          </table:table-cell>
          <table:covered-table-cell/>
        </table:table-row>
        <table:table-row>
          <table:table-cell table:style-name="Tabla1.A14" table:number-columns-spanned="2" office:value-type="string">
            <text:p text:style-name="P12"/>
            <text:p text:style-name="P13"><text:span text:style-name="T9">EINA és una aplicació web educativa desenvolupada amb Laravel i Blade que permet a l’alumnat interactuar amb una IA (Gemini 2.5) en un entorn controlat pel professorat. Inclou autenticació, assignació de contextos, límits d’interacció i històric de converses. El professorat pot gestionar els contextos i consultar les converses mitjançant una interfície pròpia.</text:span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4"><text:span text:style-name="Fuente_20_de_20_párrafo_20_predeter."><text:span text:style-name="T10">Summary of project</text:span></text:span><text:span text:style-name="Fuente_20_de_20_párrafo_20_predeter."><text:span text:style-name="T11"> <text:s text:c="2"/></text:span></text:span><text:span text:style-name="Fuente_20_de_20_párrafo_20_predeter."><text:span text:style-name="T3">breu descripció en Anglès</text:span></text:span></text:p>
          </table:table-cell>
          <table:covered-table-cell/>
        </table:table-row>
        <table:table-row table:style-name="Tabla1.16">
          <table:table-cell table:style-name="Tabla1.A16" table:number-columns-spanned="2" office:value-type="string">
            <text:p text:style-name="P12"/>
            <text:p text:style-name="P13"><text:span text:style-name="T9">EINA is a web-based educational assistant that enables students to interact with an AI (Gemini 2.5) in a supervised environment. Built with Laravel, it features context assignment, interaction limits, and full conversation tracking. Teachers can manage sessions and review conversations through a dedicated interface.</text:span></text:p>
          </table:table-cell>
          <table:covered-table-cell/>
        </table:table-row>
      </table:table>
      <text:p text:style-name="P14"/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table:number-columns-spanned="3" office:value-type="string">
            <text:p text:style-name="P4"><text:span text:style-name="Fuente_20_de_20_párrafo_20_predeter."><text:span text:style-name="T1">Anotacions de tutor i tribunal</text:span></text:span><text:span text:style-name="Fuente_20_de_20_párrafo_20_predeter."><text:span text:style-name="T2"> <text:s/></text:span></text:span><text:span text:style-name="Fuente_20_de_20_párrafo_20_predeter."><text:span text:style-name="T3">deixar </text:span></text:span><text:span text:style-name="Fuente_20_de_20_párrafo_20_predeter."><text:span text:style-name="T12">aquests</text:span></text:span><text:span text:style-name="Fuente_20_de_20_párrafo_20_predeter."><text:span text:style-name="T3"> apartats en blanc</text:span></text:span></text:p>
          </table:table-cell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15"/>
            <text:p text:style-name="P16"/>
            <text:p text:style-name="P3"/>
          </table:table-cell>
          <table:covered-table-cell/>
          <table:covered-table-cell/>
        </table:table-row>
        <table:table-row>
          <table:table-cell table:style-name="Tabla2.A3" table:number-columns-spanned="3" office:value-type="string">
            <text:p text:style-name="P16"/>
            <text:p text:style-name="P16"/>
            <text:p text:style-name="P16"/>
          </table:table-cell>
          <table:covered-table-cell/>
          <table:covered-table-cell/>
        </table:table-row>
        <table:table-row>
          <table:table-cell table:style-name="Tabla2.A4" office:value-type="string">
            <text:p text:style-name="P16"/>
            <text:p text:style-name="P16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3"/>
          </table:table-cell>
        </table:table-row>
        <table:table-row>
          <table:table-cell table:style-name="Tabla2.A5" office:value-type="string">
            <text:p text:style-name="P16"/>
            <text:p text:style-name="P16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3cm" fo:margin-right="1.748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4472c4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4472c4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Enrique Savall</meta:initial-creator>
    <meta:creation-date>2020-05-25T21:04:00Z</meta:creation-date>
    <dc:date>2025-06-09T10:07:33.158024934</dc:date>
    <meta:print-date>2025-06-09T10:06:47.686673736</meta:print-date>
    <meta:editing-cycles>7</meta:editing-cycles>
    <meta:editing-duration>PT15M48S</meta:editing-duration>
    <meta:printed-by>Archivos PDF</meta:printed-by>
    <meta:document-statistic meta:table-count="2" meta:image-count="0" meta:object-count="0" meta:page-count="1" meta:paragraph-count="23" meta:word-count="194" meta:character-count="1356" meta:non-whitespace-character-count="1177"/>
    <meta:template xlink:type="simple" xlink:actuate="onRequest" xlink:title="" xlink:href="../../../../../../home/javier/Descargas/abstract_nomcognom%20(7).odt/Normal.dotm"/>
  </office:meta>
</office:document-meta>
</file>